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1">
            <text:p>11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6-01_18-34-14_000.mp4</text:p>
          </table:table-cell>
          <table:table-cell table:style-name="ce26" office:value-type="string">
            <text:p>:VIDEO / @自室 / 記録 / jap.flute / 演奏、play / R=1 / genre=melody,for=~,file-piece-id=~,memo=~,session=hour-18,recording-id=~,other=use:dai-kan / follow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VIDEO / @自室 / 記録 / jap.flute / 演奏、play / R=1 / genre=melody,for=~,file-piece-id=~,memo=~,session=hour-18,recording-id=~,other=use:dai-kan / follow+">
            <text:p>:VIDEO / @自室 / 記録 / jap.flute / 演奏、play / R=1 / genre=melody,for=~,file-piece-id=~,memo=~,session=hour-18,recording-id=~,other=use:dai-kan / follow+</text:p>
          </table:table-cell>
          <table:table-cell table:style-name="ce10" table:formula="of:=RIGHT([.B2];[.K2])" office:value-type="string" office:string-value="mp4">
            <text:p>mp4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3-06-01_18-47-16_000.mp4</text:p>
          </table:table-cell>
          <table:table-cell table:style-name="ce26" office:value-type="string">
            <text:p>:VIDEO / @自室 / 記録 / jap.flute / 演奏、play / R=2 / genre=melody,for=~,file-piece-id=~,memo=~,session=hour-18,recording-id=~,other=use:dai-kan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VIDEO / @自室 / 記録 / jap.flute / 演奏、play / R=2 / genre=melody,for=~,file-piece-id=~,memo=~,session=hour-18,recording-id=~,other=use:dai-kan / follow+">
            <text:p>:VIDEO / @自室 / 記録 / jap.flute / 演奏、play / R=2 / genre=melody,for=~,file-piece-id=~,memo=~,session=hour-18,recording-id=~,other=use:dai-kan / follow+</text:p>
          </table:table-cell>
          <table:table-cell table:style-name="ce10" table:formula="of:=RIGHT([.B3];[.K3])" office:value-type="string" office:string-value="mp4">
            <text:p>mp4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7" office:value-type="string">
            <text:p>2023-06-01_21-13-45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8" office:value-type="string">
            <text:p>2023-06-01_21-13-48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7" office:value-type="string">
            <text:p>2023-06-02_02-40-37_000.jpg</text:p>
          </table:table-cell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7" office:value-type="string">
            <text:p>2023-06-02_03-04-04_000.jpg</text:p>
          </table:table-cell>
          <table:table-cell table:style-name="ce26" office:value-type="string">
            <text:p>:m :PHOTO 寝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:PHOTO 寝た時刻 / 2023">
            <text:p>:m :PHOTO 寝た時刻 / 2023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7" office:value-type="string">
            <text:p>2023-06-02_11-03-35_000.jpg</text:p>
          </table:table-cell>
          <table:table-cell table:style-name="ce26" office:value-type="string">
            <text:p>:m :PHOTO 起き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:PHOTO 起きた時刻 / 2023">
            <text:p>:m :PHOTO 起きた時刻 / 2023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7" office:value-type="string">
            <text:p>2023-06-02_11-13-30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7" office:value-type="string">
            <text:p>2023-06-02_14-08-33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食べた物 ">
            <text:p>:m 食べた物 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7" office:value-type="string">
            <text:p>2023-06-02_15-30-38_000.jpg</text:p>
          </table:table-cell>
          <table:table-cell table:style-name="ce26" office:value-type="string">
            <text:p>:m #*# RES / free# S87DP9 記事読み / id~browser~media~machine=ZSFK~yan~ya~DT(desktop) / theme=~,content=ヒュンダイ；広州市；水素燃料電池,w=~ / genre=~ / 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#*# RES / free# S87DP9 記事読み / id~browser~media~machine=ZSFK~yan~ya~DT(desktop) / theme=~,content=ヒュンダイ；広州市；水素燃料電池,w=~ / genre=~ / other=~">
            <text:p>:m #*# RES / free# S87DP9 記事読み / id~browser~media~machine=ZSFK~yan~ya~DT(desktop) / theme=~,content=ヒュンダイ；広州市；水素燃料電池,w=~ / genre=~ / other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1">
            <text:p>11</text:p>
          </table:table-cell>
          <table:table-cell table:style-name="ce17" office:value-type="string">
            <text:p>2023-06-02_17-03-13_000.jpg</text:p>
          </table:table-cell>
          <table:table-cell table:style-name="ce26" office:value-type="string">
            <text:p>:m #*# RES / JVEMV6 64#289_god_brain_torrey / 『神は、脳がつくった』 著者=E.フラー・トリー,校注=~ / p.ⅷ / w=~,topic=~,publishe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#*# RES / JVEMV6 64#289_god_brain_torrey / 『神は、脳がつくった』 著者=E.フラー・トリー,校注=~ / p.ⅷ / w=~,topic=~,publisher=~,other=~">
            <text:p>:m #*# RES / JVEMV6 64#289_god_brain_torrey / 『神は、脳がつくった』 著者=E.フラー・トリー,校注=~ / p.ⅷ / w=~,topic=~,publisher=~,other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3]=&quot;&quot;;[.C25];CONCATENATE([.C25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1">
            <text:p>11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26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02">2023/06/02</text:date>, <text:time>17:51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6-02T17:51:24.64</dc:date>
    <dc:creator>iwabuchi ken</dc:creator>
    <meta:editing-duration>P56DT22H12M17S</meta:editing-duration>
    <meta:editing-cycles>18664</meta:editing-cycles>
    <meta:document-statistic meta:table-count="2" meta:cell-count="920" meta:object-count="0"/>
    <meta:user-defined meta:name="qrichtext">1</meta:user-defined>
  </office:meta>
</office:document-meta>
</file>